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7D0000001C575DFFB932EC5F5A.png" manifest:media-type="image/png"/>
  <manifest:file-entry manifest:full-path="Pictures/1000020100000402000000A2DBFC78405D986839.png" manifest:media-type="image/png"/>
  <manifest:file-entry manifest:full-path="Pictures/100002010000008800000087F880387092927F5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fo:min-height="6.531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title">
      <style:graphic-properties fo:min-height="2.07cm"/>
    </style:style>
    <style:style style:name="pr4" style:family="presentation" style:parent-style-name="Pencil1-outline1">
      <style:graphic-properties fo:min-height="13.821cm"/>
    </style:style>
    <style:style style:name="pr5" style:family="presentation" style:parent-style-name="Pencil1-notes">
      <style:graphic-properties draw:fill-color="#ffffff" fo:min-height="13.364cm"/>
    </style:style>
    <style:style style:name="pr6" style:family="presentation" style:parent-style-name="Pencil1-outline1">
      <style:graphic-properties draw:fill-color="#d4ea6b" fo:min-height="13.821cm"/>
    </style:style>
    <style:style style:name="P1" style:family="paragraph">
      <loext:graphic-properties draw:fill-color="#ffffff"/>
    </style:style>
    <style:style style:name="P2" style:family="paragraph">
      <loext:graphic-properties draw:fill-color="#d4ea6b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ff66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6600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ff6600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ff6600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ff6600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ff6600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ff6600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ff6600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ff6600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ff6600" fo:font-size="100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.943cm" svg:height="6.531cm" svg:x="1.4cm" svg:y="3.556cm" presentation:class="title" presentation:user-transformed="true">
          <draw:text-box>
            <text:p>Intel VT-x<text:line-break/><text:line-break/><text:span text:style-name="T1">by Rex Dje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Objectives</text:p>
          </draw:text-box>
        </draw:frame>
        <draw:frame presentation:style-name="pr4" draw:layer="layout" svg:width="24.254cm" svg:height="14.071cm" svg:x="1.4cm" svg:y="4.914cm" presentation:class="outline" presentation:user-transformed="true">
          <draw:text-box>
            <text:list text:style-name="L2">
              <text:list-item>
                <text:p>Discuss the purpose of Intel VT-x.</text:p>
              </text:list-item>
              <text:list-item>
                <text:p>Discuss the history of Intel VT-x.</text:p>
              </text:list-item>
              <text:list-item>
                <text:p>Discuss the VT-x CPU flag “vmx”.</text:p>
              </text:list-item>
              <text:list-item>
                <text:p>Discuss using grep to find the vmx flag.</text:p>
              </text:list-item>
              <text:list-item>
                <text:p>List the 10 vmx instructions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Discuss the purpose of Intel VT-x.</text:p>
          </draw:text-box>
        </draw:frame>
        <draw:frame presentation:style-name="pr4" draw:layer="layout" svg:width="24.254cm" svg:height="14.071cm" svg:x="1.4cm" svg:y="4.914cm" presentation:class="outline" presentation:user-transformed="true">
          <draw:text-box>
            <text:list text:style-name="L2">
              <text:list-item>
                <text:p>Intel VT stands for Intel Virtualization Technology.</text:p>
              </text:list-item>
              <text:list-item>
                <text:p>Intel VT-x are virtualization extensions <text:s/>to the x86 Instruction Set Architecture (ISA) that add 10 new virtualization instructions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Discuss the history of Intel VT-x.</text:p>
          </draw:text-box>
        </draw:frame>
        <draw:frame presentation:style-name="pr4" draw:layer="layout" svg:width="24.254cm" svg:height="14.071cm" svg:x="1.4cm" svg:y="4.914cm" presentation:class="outline" presentation:user-transformed="true">
          <draw:text-box>
            <text:list text:style-name="L2">
              <text:list-item>
                <text:p>July 1974: Gerald J. Popek (University of California, Los Angeles) and Robert P. Goldberg (Honeywell Information Systems and Harvard University) release paper of virtualization “Formal Requirements for Virtualizable Third Generation Architectures”.</text:p>
              </text:list-item>
              <text:list-item>
                <text:p>2005: Intel creates the VT-x virtualization extensions to the x86 architecture inspired by the concepts in the Popek/Goldberg paper.</text:p>
              </text:list-item>
              <text:list-item>
                <text:p>2006: AMD independently creates the AMD-V x86 virtualization extensions, also inspired by Popek/Goldberg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Discuss the VT-x CPU flag “vmx”.</text:p>
          </draw:text-box>
        </draw:frame>
        <draw:frame presentation:style-name="pr4" draw:layer="layout" svg:width="24.254cm" svg:height="14.071cm" svg:x="1.4cm" svg:y="4.914cm" presentation:class="outline" presentation:user-transformed="true">
          <draw:text-box>
            <text:list text:style-name="L2">
              <text:list-item>
                <text:p>Intel microprocessors with VT-x technology can be identified by the “vmx” CPU flag.</text:p>
              </text:list-item>
              <text:list-item>
                <text:p>The presence of the vmx flag can be verified by inspecting the output of <text:span text:style-name="T2">“/proc/cpuinfo” on </text:span><text:span text:style-name="T2">Linux systems</text:span><text:span text:style-name="T3">, </text:span><text:span text:style-name="T2">or</text:span><text:span text:style-name="T3"> “</text:span><text:span text:style-name="T2">sysctl </text:span><text:span text:style-name="T2">machdep.cpu.features” on Apple system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Discuss using grep to find the vmx flag.</text:p>
          </draw:text-box>
        </draw:frame>
        <draw:frame presentation:style-name="pr6" draw:text-style-name="P2" draw:layer="layout" svg:width="24.254cm" svg:height="14.071cm" svg:x="1.4cm" svg:y="4.914cm" presentation:class="outline" presentation:user-transformed="true">
          <draw:text-box>
            <text:list text:style-name="L2">
              <text:list-item>
                <text:p>On Linux systems, this command can be used to determine whether the vmx CPU flag is present for a given Intel microprocessor:</text:p>
                <text:list>
                  <text:list-item>
                    <text:p>“cat /proc/cpuinfo | grep vmx”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List the 10 vmx instructions.</text:p>
          </draw:text-box>
        </draw:frame>
        <draw:frame presentation:style-name="pr4" draw:layer="layout" svg:width="24.254cm" svg:height="14.071cm" svg:x="1.549cm" svg:y="3.776cm" presentation:class="outline" presentation:user-transformed="true">
          <draw:text-box>
            <text:list text:style-name="L3">
              <text:list-item>
                <text:p>VMPTRLD</text:p>
              </text:list-item>
              <text:list-item>
                <text:p>VMPTRST</text:p>
              </text:list-item>
              <text:list-item>
                <text:p>VMCLEAR</text:p>
              </text:list-item>
              <text:list-item>
                <text:p>VMREAD</text:p>
              </text:list-item>
              <text:list-item>
                <text:p>VMWRITE</text:p>
              </text:list-item>
              <text:list-item>
                <text:p>VMCALL</text:p>
              </text:list-item>
              <text:list-item>
                <text:p>VMLAUNCH</text:p>
              </text:list-item>
              <text:list-item>
                <text:p>VMRESUME</text:p>
              </text:list-item>
              <text:list-item>
                <text:p>VMXOFF</text:p>
              </text:list-item>
              <text:list-item>
                <text:p>VMXON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Objectives</text:p>
          </draw:text-box>
        </draw:frame>
        <draw:frame presentation:style-name="pr4" draw:layer="layout" svg:width="24.254cm" svg:height="14.071cm" svg:x="1.4cm" svg:y="4.914cm" presentation:class="outline" presentation:user-transformed="true">
          <draw:text-box>
            <text:list text:style-name="L2">
              <text:list-item>
                <text:p>Discuss the purpose of Intel VT-x.</text:p>
              </text:list-item>
              <text:list-item>
                <text:p>Discuss the history of Intel VT-x.</text:p>
              </text:list-item>
              <text:list-item>
                <text:p>Discuss the VT-x CPU flag “vmx”.</text:p>
              </text:list-item>
              <text:list-item>
                <text:p>Discuss using grep to find the vmx flag.</text:p>
              </text:list-item>
              <text:list-item>
                <text:p>List the 10 vmx instructions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References</text:p>
          </draw:text-box>
        </draw:frame>
        <draw:frame presentation:style-name="pr4" draw:text-style-name="P3" draw:layer="layout" svg:width="24.254cm" svg:height="14.071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https://en.wikichip.org/wiki/x86/extensions</text:span></text:p>
              </text:list-item>
              <text:list-item>
                <text:p text:style-name="P3"><text:span text:style-name="T4">https://en.wikipedia.org/wiki/X86_virtualization</text:span></text:p>
              </text:list-item>
              <text:list-item>
                <text:p text:style-name="P3"><text:span text:style-name="T4"><text:a xlink:href="https://www.intel.com/content/www/us/en/virtualization/virtualization-technology/intel-virtualization-technology.html" xlink:type="simple">https://www.intel.com/content/www/us/en/virtualization/virtualization-technology/intel-virtualization-technology.html</text:a></text:span></text:p>
              </text:list-item>
              <text:list-item>
                <text:p text:style-name="P3"><text:span text:style-name="T4"><text:a xlink:href="https://www.intel.com/content/dam/www/public/us/en/documents/white-papers/virtualization-enabling-intel-virtualization-technology-features-and-benefits-paper.pdf" xlink:type="simple">https://www.intel.com/content/dam/www/public/us/en/documents/white-papers/virtualization-enabling-intel-virtualization-technology-features-and-benefits-paper.pdf</text:a></text:span></text:p>
              </text:list-item>
              <text:list-item>
                <text:p text:style-name="P3"><text:span text:style-name="T4">http://citeseerx.ist.psu.edu/viewdoc/download?</text:span><text:span text:style-name="T4">doi=10.1.1.141.4815&amp;rep=rep1&amp;type=pdf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The End</text:p>
          </draw:text-box>
        </draw:frame>
        <draw:frame presentation:style-name="pr4" draw:layer="layout" svg:width="24.254cm" svg:height="14.071cm" svg:x="1.4cm" svg:y="4.914cm" presentation:class="outline" presentation:user-transformed="true">
          <draw:text-box>
            <text:list text:style-name="L2">
              <text:list-item>
                <text:p>Thank you for viewing this lecture!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/>
    </style:style>
    <style:style style:name="Pencil-outline3" style:family="presentation" style:parent-style-name="Pencil-outline2">
      <style:paragraph-properties fo:margin-top="0.3cm" fo:margin-bottom="0cm"/>
      <style:text-properties fo:font-size="24pt"/>
    </style:style>
    <style:style style:name="Pencil-outline4" style:family="presentation" style:parent-style-name="Pencil-outline3">
      <style:paragraph-properties fo:margin-top="0.2cm" fo:margin-bottom="0cm"/>
      <style:text-properties fo:font-size="20pt"/>
    </style:style>
    <style:style style:name="Pencil-outline5" style:family="presentation" style:parent-style-name="Pencil-outline4">
      <style:paragraph-properties fo:margin-top="0.1cm" fo:margin-bottom="0cm"/>
      <style:text-properties fo:font-size="20pt"/>
    </style:style>
    <style:style style:name="Pencil-outline6" style:family="presentation" style:parent-style-name="Pencil-outline5">
      <style:paragraph-properties fo:margin-top="0.1cm" fo:margin-bottom="0cm"/>
      <style:text-properties fo:font-size="20pt"/>
    </style:style>
    <style:style style:name="Pencil-outline7" style:family="presentation" style:parent-style-name="Pencil-outline6">
      <style:paragraph-properties fo:margin-top="0.1cm" fo:margin-bottom="0cm"/>
      <style:text-properties fo:font-size="20pt"/>
    </style:style>
    <style:style style:name="Pencil-outline8" style:family="presentation" style:parent-style-name="Pencil-outline7">
      <style:paragraph-properties fo:margin-top="0.1cm" fo:margin-bottom="0cm"/>
      <style:text-properties fo:font-size="20pt"/>
    </style:style>
    <style:style style:name="Pencil-outline9" style:family="presentation" style:parent-style-name="Pencil-outline8">
      <style:paragraph-properties fo:margin-top="0.1cm" fo:margin-bottom="0cm"/>
      <style:text-properties fo:font-size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/>
    </style:style>
    <style:style style:name="Pencil1-outline8" style:family="presentation" style:parent-style-name="Pencil1-outline7">
      <style:paragraph-properties fo:margin-top="0.1cm" fo:margin-bottom="0cm"/>
      <style:text-properties fo:font-size="20pt"/>
    </style:style>
    <style:style style:name="Pencil1-outline9" style:family="presentation" style:parent-style-name="Pencil1-outline8">
      <style:paragraph-properties fo:margin-top="0.1cm" fo:margin-bottom="0cm"/>
      <style:text-properties fo:font-size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DBFC78405D986839.png" xlink:type="simple" xlink:show="embed" xlink:actuate="onLoad" loext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F880387092927F5B.png" xlink:type="simple" xlink:show="embed" xlink:actuate="onLoad" loext:mime-type="image/png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575DFFB932EC5F5A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15:35:07.211900656</meta:creation-date>
    <meta:editing-duration>PT35S</meta:editing-duration>
    <meta:editing-cycles>2</meta:editing-cycles>
    <meta:generator>LibreOffice/6.1.2.1$Linux_X86_64 LibreOffice_project/10$Build-1</meta:generator>
    <dc:title>Pencil</dc:title>
    <dc:date>2019-01-08T16:41:13.186932217</dc:date>
    <meta:document-statistic meta:object-count="72"/>
  </office:meta>
</office:document-meta>
</file>